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(none)]&gt; show databases</text:p>
      <text:p text:style-name="Standard"><text:s text:c="4"/>-&gt; </text:p>
      <text:p text:style-name="Standard"><text:s text:c="4"/>-&gt; c</text:p>
      <text:p text:style-name="Standard"><text:s text:c="4"/>-&gt; show databases;</text:p>
      <text:p text:style-name="Standard">ERROR 1064 (42000): You have an error in your SQL syntax; check the manual that corresponds to your MariaDB server version for the right syntax to use near 'c</text:p>
      <text:p text:style-name="Standard">show databases' at line 3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29-10-21 <text:s text:c="10"/>|</text:p>
      <text:p text:style-name="Standard">| Student Details <text:s text:c="3"/>|</text:p>
      <text:p text:style-name="Standard">| admn <text:s text:c="14"/>|</text:p>
      <text:p text:style-name="Standard">| coloshop <text:s text:c="10"/>|</text:p>
      <text:p text:style-name="Standard">| crud <text:s text:c="14"/>|</text:p>
      <text:p text:style-name="Standard">| ecomm <text:s text:c="13"/>|</text:p>
      <text:p text:style-name="Standard">| ecommerce <text:s text:c="9"/>|</text:p>
      <text:p text:style-name="Standard">| electricks <text:s text:c="8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13 rows in set (0.001 sec)</text:p>
      <text:p text:style-name="Standard"/>
      <text:p text:style-name="Standard">MariaDB [(none)]&gt; create database product;</text:p>
      <text:p text:style-name="Standard">Query OK, 1 row affected (0.000 sec)</text:p>
      <text:p text:style-name="Standard"/>
      <text:p text:style-name="Standard">MariaDB [(none)]&gt; use product;</text:p>
      <text:p text:style-name="Standard">Database changed</text:p>
      <text:p text:style-name="Standard">MariaDB [product]&gt; create table product(id int,pname varchar(80),pstock varchar(20),pcode int, pcolor varchar(40));</text:p>
      <text:p text:style-name="Standard">Query OK, 0 rows affected (0.028 sec)</text:p>
      <text:p text:style-name="Standard"/>
      <text:p text:style-name="Standard">MariaDB [product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29-10-21 <text:s text:c="10"/>|</text:p>
      <text:p text:style-name="Standard">| Student Details <text:s text:c="3"/>|</text:p>
      <text:p text:style-name="Standard">| admn <text:s text:c="14"/>|</text:p>
      <text:p text:style-name="Standard">| coloshop <text:s text:c="10"/>|</text:p>
      <text:p text:style-name="Standard">| crud <text:s text:c="14"/>|</text:p>
      <text:p text:style-name="Standard">| ecomm <text:s text:c="13"/>|</text:p>
      <text:p text:style-name="Standard">| ecommerce <text:s text:c="9"/>|</text:p>
      <text:p text:style-name="Standard">| electricks <text:s text:c="8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<text:soft-page-break/>| product <text:s text:c="11"/>|</text:p>
      <text:p text:style-name="Standard">| test <text:s text:c="14"/>|</text:p>
      <text:p text:style-name="Standard">+--------------------+</text:p>
      <text:p text:style-name="Standard">14 rows in set (0.001 sec)</text:p>
      <text:p text:style-name="Standard"/>
      <text:p text:style-name="Standard">MariaDB [product]&gt; use product;</text:p>
      <text:p text:style-name="Standard">Database changed</text:p>
      <text:p text:style-name="Standard">MariaDB [product]&gt; INSERT INTO `product` (`id`, `pname`, `pstock`, `pcode`, `pcolor`) VALUES ('1', 'horlicks', '11', '2332', 'general');</text:p>
      <text:p text:style-name="Standard">Query OK, 1 row affected (0.008 sec)</text:p>
      <text:p text:style-name="Standard">MariaDB [product]&gt; INSERT INTO `product` (`id`, `pname`, `pstock`, `pcode`, `pcolor`) VALUES ('2', 'oreo', '331', '2442', 'black');</text:p>
      <text:p text:style-name="Standard">Query OK, 1 row affected (0.013 sec)</text:p>
      <text:p text:style-name="Standard"/>
      <text:p text:style-name="Standard">MariaDB [product]&gt; INSERT INTO `product` (`id`, `pname`, `pstock`, `pcode`, `pcolor`) VALUES ('3', 'parle', '323', '2433', 'black');</text:p>
      <text:p text:style-name="Standard">Query OK, 1 row affected (0.008 sec)</text:p>
      <text:p text:style-name="Standard"/>
      <text:p text:style-name="Standard">MariaDB [product]&gt; INSERT INTO `product` (`id`, `pname`, `pstock`, `pcode`, `pcolor`) VALUES ('4', 'lakeme', '333', '232', 'red');</text:p>
      <text:p text:style-name="Standard">Query OK, 1 row affected (0.008 sec)</text:p>
      <text:p text:style-name="Standard"/>
      <text:p text:style-name="Standard">MariaDB [product]&gt; SELECT * FROM product; 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| <text:s text:c="3"/>4 | lakeme <text:s text:c="2"/>| 333 <text:s text:c="3"/>| <text:s text:c="3"/>232 | red <text:s text:c="4"/>|</text:p>
      <text:p text:style-name="Standard">+------+----------+--------+--------+---------+</text:p>
      <text:p text:style-name="Standard">5 rows in set (0.001 sec)</text:p>
      <text:p text:style-name="Standard"/>
      <text:p text:style-name="Standard">MariaDB [product]&gt; SELECT * FROM Customers</text:p>
      <text:p text:style-name="Standard"><text:s text:c="4"/>-&gt; WHERE Country = 'Mexico'; </text:p>
      <text:p text:style-name="Standard">ERROR 1146 (42S02): Table 'product.Customers' doesn't exist</text:p>
      <text:p text:style-name="Standard">MariaDB [product]&gt; SELECT * FROM product WHERE pcolor = 'red'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4 | lakeme | 333 <text:s text:c="3"/>| <text:s text:c="3"/>232 | red <text:s text:c="3"/>|</text:p>
      <text:p text:style-name="Standard">+------+--------+--------+--------+--------+</text:p>
      <text:p text:style-name="Standard">1 row in set (0.001 sec)</text:p>
      <text:p text:style-name="Standard"/>
      <text:p text:style-name="Standard">MariaDB [product]&gt; select * from product where id=3;</text:p>
      <text:p text:style-name="Standard">+------+-------+--------+--------+--------+</text:p>
      <text:p text:style-name="Standard">| id <text:s text:c="2"/>| pname | pstock | pprice | pcolor |</text:p>
      <text:p text:style-name="Standard">+------+-------+--------+--------+--------+</text:p>
      <text:p text:style-name="Standard">| <text:s text:c="3"/>3 | parle | 323 <text:s text:c="3"/>| <text:s text:c="2"/>2433 | black <text:s/>|</text:p>
      <text:p text:style-name="Standard">+------+-------+--------+--------+--------+</text:p>
      <text:p text:style-name="Standard">1 row in set (0.001 sec)</text:p>
      <text:p text:style-name="Standard"><text:soft-page-break/></text:p>
      <text:p text:style-name="Standard">MariaDB [product]&gt; select * from product where id=1 or id=4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4 | lakeme <text:s text:c="2"/>| 333 <text:s text:c="3"/>| <text:s text:c="3"/>232 | red <text:s text:c="4"/>|</text:p>
      <text:p text:style-name="Standard">+------+----------+--------+--------+---------+</text:p>
      <text:p text:style-name="Standard">3 rows in set (0.001 sec)</text:p>
      <text:p text:style-name="Standard"/>
      <text:p text:style-name="Standard">MariaDB [product]&gt; select * from product where pname='horlicks' and pcolor = 'general'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+------+----------+--------+--------+---------+</text:p>
      <text:p text:style-name="Standard">2 rows in set (0.001 sec)</text:p>
      <text:p text:style-name="Standard"/>
      <text:p text:style-name="Standard">MariaDB [product]&gt; select * from product where not color='red';</text:p>
      <text:p text:style-name="Standard">ERROR 1054 (42S22): Unknown column 'color' in 'where clause'</text:p>
      <text:p text:style-name="Standard">MariaDB [product]&gt; select * from product where not pcolor='red'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+------+----------+--------+--------+---------+</text:p>
      <text:p text:style-name="Standard">4 rows in set (0.001 sec)</text:p>
      <text:p text:style-name="Standard"/>
      <text:p text:style-name="Standard">MariaDB [product]&gt; select * from product order by pprice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4 | lakeme <text:s text:c="2"/>| 333 <text:s text:c="3"/>| <text:s text:c="3"/>232 | red <text:s text:c="4"/>|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3 | parle <text:s text:c="3"/>| 323 <text:s text:c="3"/>| <text:s text:c="2"/>2433 | black <text:s text:c="2"/>|</text:p>
      <text:p text:style-name="Standard">| <text:s text:c="3"/>2 | oreo <text:s text:c="4"/>| 331 <text:s text:c="3"/>| <text:s text:c="2"/>2442 | black <text:s text:c="2"/>|</text:p>
      <text:p text:style-name="Standard">+------+----------+--------+--------+---------+</text:p>
      <text:p text:style-name="Standard">5 rows in set (0.001 sec)</text:p>
      <text:p text:style-name="Standard"/>
      <text:p text:style-name="Standard">MariaDB [product]&gt; select * from product order by pprice desc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| <text:s text:c="3"/>1 | horlicks | 11 <text:s text:c="4"/>| <text:s text:c="2"/>2332 | general |</text:p>
      <text:p text:style-name="Standard"><text:soft-page-break/>| <text:s text:c="3"/>1 | horlicks | 11 <text:s text:c="4"/>| <text:s text:c="2"/>2332 | general |</text:p>
      <text:p text:style-name="Standard">| <text:s text:c="3"/>4 | lakeme <text:s text:c="2"/>| 333 <text:s text:c="3"/>| <text:s text:c="3"/>232 | red <text:s text:c="4"/>|</text:p>
      <text:p text:style-name="Standard">+------+----------+--------+--------+---------+</text:p>
      <text:p text:style-name="Standard">5 rows in set (0.001 sec)</text:p>
      <text:p text:style-name="Standard"/>
      <text:p text:style-name="Standard">MariaDB [product]&gt; select * from product order by pname asc,pprice desc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4 | lakeme <text:s text:c="2"/>| 333 <text:s text:c="3"/>| <text:s text:c="3"/>232 | red <text:s text:c="4"/>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+------+----------+--------+--------+---------+</text:p>
      <text:p text:style-name="Standard">5 rows in set (0.001 sec)</text:p>
      <text:p text:style-name="Standard"/>
      <text:p text:style-name="Standard">MariaDB [product]&gt; INSERT INTO `product` (`id`, `pname`, `pstock`, `pcode`, `pcolor`) VALUES ('5', 'dell', '333', '40000', 'grey');</text:p>
      <text:p text:style-name="Standard">ERROR 1054 (42S22): Unknown column 'pcode' in 'field list'</text:p>
      <text:p text:style-name="Standard">MariaDB [product]&gt; INSERT INTO `product` (`id`, `pname`, `pstock`, `pprice`, `pcolor`) VALUES ('5', 'dell', '333', '40000', 'grey');</text:p>
      <text:p text:style-name="Standard">Query OK, 1 row affected (0.008 sec)</text:p>
      <text:p text:style-name="Standard"/>
      <text:p text:style-name="Standard">MariaDB [product]&gt; select * from product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| <text:s text:c="3"/>4 | lakeme <text:s text:c="2"/>| 333 <text:s text:c="3"/>| <text:s text:c="3"/>232 | red <text:s text:c="4"/>|</text:p>
      <text:p text:style-name="Standard">| <text:s text:c="3"/>5 | dell <text:s text:c="4"/>| 333 <text:s text:c="3"/>| <text:s/>40000 | grey <text:s text:c="3"/>|</text:p>
      <text:p text:style-name="Standard">+------+----------+--------+--------+---------+</text:p>
      <text:p text:style-name="Standard">6 rows in set (0.000 sec)</text:p>
      <text:p text:style-name="Standard"/>
      <text:p text:style-name="Standard">MariaDB [product]&gt; select id , pname, pstock, pcolor from product where pcolor is null;</text:p>
      <text:p text:style-name="Standard">Empty set (0.001 sec)</text:p>
      <text:p text:style-name="Standard"/>
      <text:p text:style-name="Standard">MariaDB [product]&gt; select * from product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| <text:s text:c="3"/>4 | lakeme <text:s text:c="2"/>| 333 <text:s text:c="3"/>| <text:s text:c="3"/>232 | red <text:s text:c="4"/>|</text:p>
      <text:p text:style-name="Standard">| <text:s text:c="3"/>5 | dell <text:s text:c="4"/>| 333 <text:s text:c="3"/>| <text:s/>40000 | grey <text:s text:c="3"/>|</text:p>
      <text:p text:style-name="Standard">+------+----------+--------+--------+---------+</text:p>
      <text:p text:style-name="Standard">6 rows in set (0.000 sec)</text:p>
      <text:p text:style-name="Standard"><text:soft-page-break/></text:p>
      <text:p text:style-name="Standard">MariaDB [product]&gt; update product set pname= 'lenovo' , pprice='80000' where id=1;</text:p>
      <text:p text:style-name="Standard">Query OK, 2 rows affected (0.008 sec)</text:p>
      <text:p text:style-name="Standard">Rows matched: 2 <text:s/>Changed: 2 <text:s/>Warnings: 0</text:p>
      <text:p text:style-name="Standard"/>
      <text:p text:style-name="Standard">MariaDB [product]&gt; select * from product;</text:p>
      <text:p text:style-name="Standard">+------+--------+--------+--------+---------+</text:p>
      <text:p text:style-name="Standard">| id <text:s text:c="2"/>| pname <text:s/>| pstock | pprice | pcolor <text:s/>|</text:p>
      <text:p text:style-name="Standard">+------+--------+--------+--------+---------+</text:p>
      <text:p text:style-name="Standard">| <text:s text:c="3"/>1 | lenovo | 11 <text:s text:c="4"/>| <text:s/>80000 | general |</text:p>
      <text:p text:style-name="Standard">| <text:s text:c="3"/>1 | lenovo | 11 <text:s text:c="4"/>| <text:s/>80000 | general |</text:p>
      <text:p text:style-name="Standard">| <text:s text:c="3"/>2 | oreo <text:s text:c="2"/>| 331 <text:s text:c="3"/>| <text:s text:c="2"/>2442 | black <text:s text:c="2"/>|</text:p>
      <text:p text:style-name="Standard">| <text:s text:c="3"/>3 | parle <text:s/>| 323 <text:s text:c="3"/>| <text:s text:c="2"/>2433 | black <text:s text:c="2"/>|</text:p>
      <text:p text:style-name="Standard">| <text:s text:c="3"/>4 | lakeme | 333 <text:s text:c="3"/>| <text:s text:c="3"/>232 | red <text:s text:c="4"/>|</text:p>
      <text:p text:style-name="Standard">| <text:s text:c="3"/>5 | dell <text:s text:c="2"/>| 333 <text:s text:c="3"/>| <text:s/>40000 | grey <text:s text:c="3"/>|</text:p>
      <text:p text:style-name="Standard">+------+--------+--------+--------+---------+</text:p>
      <text:p text:style-name="Standard">6 rows in set (0.001 sec)</text:p>
      <text:p text:style-name="Standard"/>
      <text:p text:style-name="Standard">MariaDB [product]&gt; delete from product where id=1;</text:p>
      <text:p text:style-name="Standard">Query OK, 2 rows affected (0.008 sec)</text:p>
      <text:p text:style-name="Standard"/>
      <text:p text:style-name="Standard">MariaDB [product]&gt; select * from product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5 | dell <text:s text:c="2"/>| 333 <text:s text:c="3"/>| <text:s/>40000 | grey <text:s text:c="2"/>|</text:p>
      <text:p text:style-name="Standard">+------+--------+--------+--------+--------+</text:p>
      <text:p text:style-name="Standard">4 rows in set (0.001 sec)</text:p>
      <text:p text:style-name="Standard"/>
      <text:p text:style-name="Standard">MariaDB [product]&gt; INSERT INTO `product` (`id`, `pname`, `pstock`, `pprice`, `pcolor`) VALUES ('5', 'lenovo', '333', '80000', 'black');</text:p>
      <text:p text:style-name="Standard">Query OK, 1 row affected (0.008 sec)</text:p>
      <text:p text:style-name="Standard"/>
      <text:p text:style-name="Standard">MariaDB [product]&gt; select * from product 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5 | dell <text:s text:c="2"/>| 333 <text:s text:c="3"/>| <text:s/>40000 | grey <text:s text:c="2"/>|</text:p>
      <text:p text:style-name="Standard">| <text:s text:c="3"/>5 | lenovo | 333 <text:s text:c="3"/>| <text:s/>80000 | black <text:s/>|</text:p>
      <text:p text:style-name="Standard">+------+--------+--------+--------+--------+</text:p>
      <text:p text:style-name="Standard">5 rows in set (0.000 sec)</text:p>
      <text:p text:style-name="Standard"/>
      <text:p text:style-name="Standard">MariaDB [product]&gt; delete from product where id=5;</text:p>
      <text:p text:style-name="Standard">Query OK, 2 rows affected (0.008 sec)</text:p>
      <text:p text:style-name="Standard"/>
      <text:p text:style-name="Standard">MariaDB [product]&gt; select * from product ;</text:p>
      <text:p text:style-name="Standard"><text:soft-page-break/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+------+--------+--------+--------+--------+</text:p>
      <text:p text:style-name="Standard">3 rows in set (0.001 sec)</text:p>
      <text:p text:style-name="Standard"/>
      <text:p text:style-name="Standard">MariaDB [product]&gt; INSERT INTO `product` (`id`, `pname`, `pstock`, `pprice`, `pcolor`) VALUES ('1', 'lenovo', '333', '80000', 'black');</text:p>
      <text:p text:style-name="Standard">Query OK, 1 row affected (0.012 sec)</text:p>
      <text:p text:style-name="Standard"/>
      <text:p text:style-name="Standard">MariaDB [product]&gt; select * from product 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4 rows in set (0.001 sec)</text:p>
      <text:p text:style-name="Standard"/>
      <text:p text:style-name="Standard">MariaDB [product]&gt; select * from product limit 2;</text:p>
      <text:p text:style-name="Standard">+------+-------+--------+--------+--------+</text:p>
      <text:p text:style-name="Standard">| id <text:s text:c="2"/>| pname | pstock | pprice | pcolor |</text:p>
      <text:p text:style-name="Standard">+------+-------+--------+--------+--------+</text:p>
      <text:p text:style-name="Standard">| <text:s text:c="3"/>2 | oreo <text:s/>| 331 <text:s text:c="3"/>| <text:s text:c="2"/>2442 | black <text:s/>|</text:p>
      <text:p text:style-name="Standard">| <text:s text:c="3"/>3 | parle | 323 <text:s text:c="3"/>| <text:s text:c="2"/>2433 | black <text:s/>|</text:p>
      <text:p text:style-name="Standard">+------+-------+--------+--------+--------+</text:p>
      <text:p text:style-name="Standard">2 rows in set (0.001 sec)</text:p>
      <text:p text:style-name="Standard"/>
      <text:p text:style-name="Standard">MariaDB [product]&gt; select * from product where pcolor=black limit 2;</text:p>
      <text:p text:style-name="Standard">ERROR 1054 (42S22): Unknown column 'black' in 'where clause'</text:p>
      <text:p text:style-name="Standard">MariaDB [product]&gt; select * from product where pcolor='black' limit 2;</text:p>
      <text:p text:style-name="Standard">+------+-------+--------+--------+--------+</text:p>
      <text:p text:style-name="Standard">| id <text:s text:c="2"/>| pname | pstock | pprice | pcolor |</text:p>
      <text:p text:style-name="Standard">+------+-------+--------+--------+--------+</text:p>
      <text:p text:style-name="Standard">| <text:s text:c="3"/>2 | oreo <text:s/>| 331 <text:s text:c="3"/>| <text:s text:c="2"/>2442 | black <text:s/>|</text:p>
      <text:p text:style-name="Standard">| <text:s text:c="3"/>3 | parle | 323 <text:s text:c="3"/>| <text:s text:c="2"/>2433 | black <text:s/>|</text:p>
      <text:p text:style-name="Standard">+------+-------+--------+--------+--------+</text:p>
      <text:p text:style-name="Standard">2 rows in set (0.001 sec)</text:p>
      <text:p text:style-name="Standard"/>
      <text:p text:style-name="Standard">MariaDB [product]&gt; select min(pprice) as smallest price;</text:p>
      <text:p text:style-name="Standard">ERROR 1064 (42000): You have an error in your SQL syntax; check the manual that corresponds to your MariaDB server version for the right syntax to use near 'price' at line 1</text:p>
      <text:p text:style-name="Standard">MariaDB [product]&gt; select min(pprice) as smallestprice;</text:p>
      <text:p text:style-name="Standard">ERROR 1054 (42S22): Unknown column 'pprice' in 'field list'</text:p>
      <text:p text:style-name="Standard">MariaDB [product]&gt; select MIN(pprice) AS smallestprice;</text:p>
      <text:p text:style-name="Standard">ERROR 1054 (42S22): Unknown column 'pprice' in 'field list'</text:p>
      <text:p text:style-name="Standard">MariaDB [product]&gt; select MIN(pprice) AS smallestprice from product;</text:p>
      <text:p text:style-name="Standard"><text:soft-page-break/>+---------------+</text:p>
      <text:p text:style-name="Standard">| smallestprice |</text:p>
      <text:p text:style-name="Standard">+---------------+</text:p>
      <text:p text:style-name="Standard">| <text:s text:c="10"/>232 |</text:p>
      <text:p text:style-name="Standard">+---------------+</text:p>
      <text:p text:style-name="Standard">1 row in set (0.001 sec)</text:p>
      <text:p text:style-name="Standard"/>
      <text:p text:style-name="Standard">MariaDB [product]&gt; select max(pprice) AS largestprice from product;</text:p>
      <text:p text:style-name="Standard">+--------------+</text:p>
      <text:p text:style-name="Standard">| largestprice |</text:p>
      <text:p text:style-name="Standard">+--------------+</text:p>
      <text:p text:style-name="Standard">| <text:s text:c="7"/>80000 |</text:p>
      <text:p text:style-name="Standard">+--------------+</text:p>
      <text:p text:style-name="Standard">1 row in set (0.001 sec)</text:p>
      <text:p text:style-name="Standard"/>
      <text:p text:style-name="Standard">MariaDB [product]&gt; select pname , max(pprice) as largestprice from product;</text:p>
      <text:p text:style-name="Standard">+-------+--------------+</text:p>
      <text:p text:style-name="Standard">| pname | largestprice |</text:p>
      <text:p text:style-name="Standard">+-------+--------------+</text:p>
      <text:p text:style-name="Standard">| oreo <text:s/>| <text:s text:c="7"/>80000 |</text:p>
      <text:p text:style-name="Standard">+-------+--------------+</text:p>
      <text:p text:style-name="Standard">1 row in set (0.001 sec)</text:p>
      <text:p text:style-name="Standard"/>
      <text:p text:style-name="Standard">MariaDB [product]&gt; select count (id) from product;</text:p>
      <text:p text:style-name="Standard">ERROR 1558 (HY000): Column count of mysql.proc is wrong. Expected 21, found 20. Created with MariaDB 100108, now running 100421. Please use mysql_upgrade to fix this error</text:p>
      <text:p text:style-name="Standard">MariaDB [product]&gt; select count(id) from product;</text:p>
      <text:p text:style-name="Standard">+-----------+</text:p>
      <text:p text:style-name="Standard">| count(id) |</text:p>
      <text:p text:style-name="Standard">+-----------+</text:p>
      <text:p text:style-name="Standard">| <text:s text:c="8"/>4 |</text:p>
      <text:p text:style-name="Standard">+-----------+</text:p>
      <text:p text:style-name="Standard">1 row in set (0.001 sec)</text:p>
      <text:p text:style-name="Standard"/>
      <text:p text:style-name="Standard">MariaDB [product]&gt; select avg(pprice) from product;</text:p>
      <text:p text:style-name="Standard">+-------------+</text:p>
      <text:p text:style-name="Standard">| avg(pprice) |</text:p>
      <text:p text:style-name="Standard">+-------------+</text:p>
      <text:p text:style-name="Standard">| <text:s/>21276.7500 |</text:p>
      <text:p text:style-name="Standard">+-------------+</text:p>
      <text:p text:style-name="Standard">1 row in set (0.001 sec)</text:p>
      <text:p text:style-name="Standard"/>
      <text:p text:style-name="Standard">MariaDB [product]&gt; select sum(pstock) from product;</text:p>
      <text:p text:style-name="Standard">+-------------+</text:p>
      <text:p text:style-name="Standard">| sum(pstock) |</text:p>
      <text:p text:style-name="Standard">+-------------+</text:p>
      <text:p text:style-name="Standard">| <text:s text:c="7"/>1320 |</text:p>
      <text:p text:style-name="Standard">+-------------+</text:p>
      <text:p text:style-name="Standard">1 row in set (0.001 sec)</text:p>
      <text:p text:style-name="Standard"/>
      <text:p text:style-name="Standard">MariaDB [product]&gt; select * from product where pname like 'a%';</text:p>
      <text:p text:style-name="Standard">Empty set (0.001 sec)</text:p>
      <text:p text:style-name="Standard"><text:soft-page-break/></text:p>
      <text:p text:style-name="Standard">MariaDB [product]&gt; select * from product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4 rows in set (0.001 sec)</text:p>
      <text:p text:style-name="Standard"/>
      <text:p text:style-name="Standard">MariaDB [product]&gt; select * from product where pname like 'l%'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2 rows in set (0.001 sec)</text:p>
      <text:p text:style-name="Standard"/>
      <text:p text:style-name="Standard">MariaDB [product]&gt; SELECT * FROM Customers</text:p>
      <text:p text:style-name="Standard"><text:s text:c="4"/>-&gt; WHERE CustomerName LIKE '_r%';</text:p>
      <text:p text:style-name="Standard">ERROR 1146 (42S02): Table 'product.Customers' doesn't exist</text:p>
      <text:p text:style-name="Standard">MariaDB [product]&gt; SELECT * FROM product WHERE pname LIKE '_l%';</text:p>
      <text:p text:style-name="Standard">Empty set (0.001 sec)</text:p>
      <text:p text:style-name="Standard"/>
      <text:p text:style-name="Standard">MariaDB [product]&gt; select * from product where pcolor in ('red', 'grey')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4 | lakeme | 333 <text:s text:c="3"/>| <text:s text:c="3"/>232 | red <text:s text:c="3"/>|</text:p>
      <text:p text:style-name="Standard">+------+--------+--------+--------+--------+</text:p>
      <text:p text:style-name="Standard">1 row in set (0.001 sec)</text:p>
      <text:p text:style-name="Standard"/>
      <text:p text:style-name="Standard">MariaDB [product]&gt; select * from product where pprice between 40000 and 90000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1 row in set (0.001 sec)</text:p>
      <text:p text:style-name="Standard"/>
      <text:p text:style-name="Standard">MariaDB [product]&gt; select * from product where pprice between 2433 <text:s/>and 90000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3 rows in set (0.001 sec)</text:p>
      <text:p text:style-name="Standard"><text:soft-page-break/></text:p>
      <text:p text:style-name="Standard">MariaDB [product]&gt; select * from product where pprice not between 2433 <text:s/>and 20000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2 rows in set (0.001 sec)</text:p>
      <text:p text:style-name="Standard"/>
      <text:p text:style-name="Standard">MariaDB [product]&gt; select * from product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4 rows in set (0.0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8:15:37.533455698</meta:creation-date>
    <dc:date>2021-11-15T18:20:05.951010360</dc:date>
    <meta:editing-duration>PT4M29S</meta:editing-duration>
    <meta:editing-cycles>1</meta:editing-cycles>
    <meta:document-statistic meta:table-count="0" meta:image-count="0" meta:object-count="0" meta:page-count="9" meta:paragraph-count="378" meta:word-count="2866" meta:character-count="16104" meta:non-whitespace-character-count="12639"/>
    <meta:generator>LibreOffice/6.0.7.3$Linux_X86_64 LibreOffice_project/00m0$Build-3</meta:generator>
  </office:meta>
</office:document-meta>
</file>